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DCDFE47.png" manifest:media-type=""/>
  <manifest:file-entry manifest:full-path="Pictures/1000000000000556000003005B82C8E1.png" manifest:media-type=""/>
  <manifest:file-entry manifest:full-path="Pictures/100000000000055600000300F3B2F0A0.png" manifest:media-type=""/>
  <manifest:file-entry manifest:full-path="Pictures/1000000000000556000003001C006CB9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d821"/>
    </style:style>
    <style:style style:name="T1" style:family="text">
      <style:text-properties officeooo:rsid="0019d8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cm" svg:height="9.557cm" draw:z-index="0"><draw:image xlink:href="Pictures/1000000000000556000003001C006CB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2" text:anchor-type="paragraph" svg:width="17cm" svg:height="9.557cm" draw:z-index="1"><draw:image xlink:href="Pictures/100000000000055600000300F3B2F0A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2" draw:name="graphics3" text:anchor-type="paragraph" svg:x="0.529cm" svg:y="0.185cm" svg:width="17cm" svg:height="9.557cm" draw:z-index="2"><draw:image xlink:href="Pictures/1000000000000556000003005B82C8E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4" text:anchor-type="paragraph" svg:x="0.609cm" svg:y="0.048cm" svg:width="17cm" svg:height="9.557cm" draw:z-index="3"><draw:image xlink:href="Pictures/1000000000000556000003009DCDFE47.png" xlink:type="simple" xlink:show="embed" xlink:actuate="onLoad"/></draw:frame><text:span text:style-name="T1"/></text:p>
      <text:p text:style-name="P1"><text:span text:style-name="T1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9-14T09:09:23</meta:creation-date>
    <dc:date>2013-09-14T09:19:33</dc:date>
    <dc:creator>root </dc:creator>
    <meta:editing-duration>PT3M42S</meta:editing-duration>
    <meta:editing-cycles>2</meta:editing-cycles>
    <meta:generator>LibreOffice/4.0.2.2$Linux_x86 LibreOffice_project/400m0$Build-2</meta:generator>
    <meta:document-statistic meta:table-count="0" meta:image-count="4" meta:object-count="0" meta:page-count="2" meta:paragraph-count="1" meta:word-count="0" meta:character-count="1" meta:non-whitespace-character-count="0"/>
  </office:meta>
</office:document-meta>
</file>